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auto-grow-height="true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ref. O Jezu Boże utajony</text:span><text:span text:style-name="T1"><text:line-break/></text:span><text:span text:style-name="T1">Serce moje Cię czuje</text:span><text:span text:style-name="T1"><text:line-break/></text:span><text:span text:style-name="T1">Choć kryją</text:span><text:span text:style-name="T1"><text:line-break/></text:span><text:span text:style-name="T1">Ciebie zasłony</text:span><text:span text:style-name="T1"><text:line-break/></text:span><text:span text:style-name="T1">Ty wiesz, że Cię koch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Miłosierdzie Pana</text:span><text:span text:style-name="T1"><text:line-break/></text:span><text:span text:style-name="T1">chcę śpiewać na wieki</text:span><text:span text:style-name="T1"><text:line-break/></text:span><text:span text:style-name="T1">Wyśpiewywać je będę</text:span><text:span text:style-name="T1"><text:line-break/></text:span><text:span text:style-name="T1">przed wszystkim ludem</text:span><text:span text:style-name="T1"><text:line-break/></text:span><text:span text:style-name="T1">Bo ono nieustannym cud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ref. O Jezu Boże utajony</text:span><text:span text:style-name="T1"><text:line-break/></text:span><text:span text:style-name="T1">Serce moje Cię czuje</text:span><text:span text:style-name="T1"><text:line-break/></text:span><text:span text:style-name="T1">Choć kryją</text:span><text:span text:style-name="T1"><text:line-break/></text:span><text:span text:style-name="T1">Ciebie zasłony</text:span><text:span text:style-name="T1"><text:line-break/></text:span><text:span text:style-name="T1">Ty wiesz, że Cię koch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Wytryskujesz</text:span><text:span text:style-name="T1"><text:line-break/></text:span><text:span text:style-name="T1">z Troistości Bożej</text:span><text:span text:style-name="T1"><text:line-break/></text:span><text:span text:style-name="T1">Lecz z jednego</text:span><text:span text:style-name="T1"><text:line-break/></text:span><text:span text:style-name="T1">miłosnego łona</text:span><text:span text:style-name="T1"><text:line-break/></text:span><text:span text:style-name="T1">Ze źródła miłosierdzia Twego</text:span><text:span text:style-name="T1"><text:line-break/></text:span><text:span text:style-name="T1">płynie wszelkie szczęście</text:span><text:span text:style-name="T1"><text:line-break/></text:span><text:span text:style-name="T1">I życ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ref. O Jezu Boże utajony</text:span><text:span text:style-name="T1"><text:line-break/></text:span><text:span text:style-name="T1">Serce moje Cię czuje</text:span><text:span text:style-name="T1"><text:line-break/></text:span><text:span text:style-name="T1">Choć kryją</text:span><text:span text:style-name="T1"><text:line-break/></text:span><text:span text:style-name="T1">Ciebie zasłony</text:span><text:span text:style-name="T1"><text:line-break/></text:span><text:span text:style-name="T1">Ty wiesz, że Cię koch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Przez otwarte serce</text:span><text:span text:style-name="T1"><text:line-break/></text:span><text:span text:style-name="T1">ukrzyżowanego Syna</text:span><text:span text:style-name="T1"><text:line-break/></text:span><text:span text:style-name="T1">Źródła miłosierdzia Boga</text:span><text:span text:style-name="T1"><text:line-break/></text:span><text:span text:style-name="T1">otwarte są dla nas</text:span><text:span text:style-name="T1"><text:line-break/></text:span><text:span text:style-name="T1">Nie dla aniołów,</text:span><text:span text:style-name="T1"><text:line-break/></text:span><text:span text:style-name="T1">Cherubinów, Serafinów</text:span><text:span text:style-name="T1"><text:line-break/></text:span><text:span text:style-name="T1">Lecz dla człowieka grzeszne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ref. O Jezu Boże utajony</text:span><text:span text:style-name="T1"><text:line-break/></text:span><text:span text:style-name="T1">Serce moje Cię czuje</text:span><text:span text:style-name="T1"><text:line-break/></text:span><text:span text:style-name="T1">Choć kryją</text:span><text:span text:style-name="T1"><text:line-break/></text:span><text:span text:style-name="T1">Ciebie zasłony</text:span><text:span text:style-name="T1"><text:line-break/></text:span><text:span text:style-name="T1">Ty wiesz, że Cię koch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10-10T19:53:54</meta:creation-date>
    <dc:creator>Rafał Talacha</dc:creator>
    <dc:date>2009-01-27T10:54:00</dc:date>
    <dc:language>pl-PL</dc:language>
    <meta:editing-cycles>7</meta:editing-cycles>
    <meta:editing-duration>PT19M33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